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1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1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10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5-03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12-1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2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2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1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1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3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2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1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2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2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1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1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2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16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3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0-12-3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05904" calcext:value-type="float">
            <text:p>21.03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8744" calcext:value-type="float">
            <text:p>20.9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5576774193" calcext:value-type="float">
            <text:p>20.86955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2892" calcext:value-type="float">
            <text:p>20.85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79512" calcext:value-type="float">
            <text:p>21.09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5073548387" calcext:value-type="float">
            <text:p>21.2535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50328" calcext:value-type="float">
            <text:p>21.06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41150967742" calcext:value-type="float">
            <text:p>20.9541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68084" calcext:value-type="float">
            <text:p>20.99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108516129" calcext:value-type="float">
            <text:p>21.0981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87511724138" calcext:value-type="float">
            <text:p>21.11875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45718709677" calcext:value-type="float">
            <text:p>21.0445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26427096774" calcext:value-type="float">
            <text:p>21.2426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0888" calcext:value-type="float">
            <text:p>21.25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75952" calcext:value-type="float">
            <text:p>21.29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00892" calcext:value-type="float">
            <text:p>21.440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5109677419" calcext:value-type="float">
            <text:p>21.540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36975483871" calcext:value-type="float">
            <text:p>21.6936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57732" calcext:value-type="float">
            <text:p>21.705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85037419355" calcext:value-type="float">
            <text:p>21.7285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49856" calcext:value-type="float">
            <text:p>21.8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6423225806" calcext:value-type="float">
            <text:p>21.8786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89" calcext:value-type="float">
            <text:p>21.979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43390967742" calcext:value-type="float">
            <text:p>21.9843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060516129" calcext:value-type="float">
            <text:p>22.2380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50386206897" calcext:value-type="float">
            <text:p>22.3150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3696516129" calcext:value-type="float">
            <text:p>22.3736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2008" calcext:value-type="float">
            <text:p>22.53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95024516129" calcext:value-type="float">
            <text:p>22.9595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76580645161" calcext:value-type="float">
            <text:p>22.557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80076" calcext:value-type="float">
            <text:p>22.10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4113548387" calcext:value-type="float">
            <text:p>22.0094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20696" calcext:value-type="float">
            <text:p>21.84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18753548387" calcext:value-type="float">
            <text:p>21.9118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88854285714" calcext:value-type="float">
            <text:p>21.88888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26505806452" calcext:value-type="float">
            <text:p>21.7726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5738" calcext:value-type="float">
            <text:p>21.525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8768" calcext:value-type="float">
            <text:p>21.4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28072258064" calcext:value-type="float">
            <text:p>21.45280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8312" calcext:value-type="float">
            <text:p>21.53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6846451613" calcext:value-type="float">
            <text:p>21.4306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31710967742" calcext:value-type="float">
            <text:p>21.7831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97032" calcext:value-type="float">
            <text:p>21.39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49411612903" calcext:value-type="float">
            <text:p>21.6149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24584" calcext:value-type="float">
            <text:p>21.75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50357142857" calcext:value-type="float">
            <text:p>21.78503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04988387097" calcext:value-type="float">
            <text:p>21.9104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88552258065" calcext:value-type="float">
            <text:p>22.5988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86744" calcext:value-type="float">
            <text:p>22.71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8252903226" calcext:value-type="float">
            <text:p>22.8878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16556" calcext:value-type="float">
            <text:p>23.101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3143225806" calcext:value-type="float">
            <text:p>23.4453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0696" calcext:value-type="float">
            <text:p>23.49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3084" calcext:value-type="float">
            <text:p>23.219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52088" calcext:value-type="float">
            <text:p>23.23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80256551724" calcext:value-type="float">
            <text:p>23.32802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66735483871" calcext:value-type="float">
            <text:p>23.406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97216" calcext:value-type="float">
            <text:p>23.62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05426206896" calcext:value-type="float">
            <text:p>23.680542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6432" calcext:value-type="float">
            <text:p>23.71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59624827586" calcext:value-type="float">
            <text:p>23.71596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7944" calcext:value-type="float">
            <text:p>23.93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1837419355" calcext:value-type="float">
            <text:p>23.7401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41516" calcext:value-type="float">
            <text:p>23.514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00656774193" calcext:value-type="float">
            <text:p>23.41006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25332173913" calcext:value-type="float">
            <text:p>23.382533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00370322581" calcext:value-type="float">
            <text:p>23.2300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71305714286" calcext:value-type="float">
            <text:p>23.19713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02223225806" calcext:value-type="float">
            <text:p>23.0902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3264" calcext:value-type="float">
            <text:p>22.8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42476521739" calcext:value-type="float">
            <text:p>22.754247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7456" calcext:value-type="float">
            <text:p>22.80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90831304348" calcext:value-type="float">
            <text:p>22.879083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0731826087" calcext:value-type="float">
            <text:p>23.480731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5565714286" calcext:value-type="float">
            <text:p>23.1765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17904" calcext:value-type="float">
            <text:p>23.01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66672" calcext:value-type="float">
            <text:p>23.01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50848" calcext:value-type="float">
            <text:p>23.00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39824" calcext:value-type="float">
            <text:p>23.02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84504" calcext:value-type="float">
            <text:p>22.95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6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9536" calcext:value-type="float">
            <text:p>22.94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852" meta:object-count="0"/>
    <meta:user-defined meta:name="AppVersion">3.0</meta:user-defined>
  </office:meta>
</office:document-meta>
</file>